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officeooo:rsid="0010e8eb" officeooo:paragraph-rsid="0010e8eb" style:font-size-asian="10pt" style:font-size-complex="10pt"/>
    </style:style>
    <style:style style:name="P3" style:family="paragraph" style:parent-style-name="Standard">
      <style:text-properties style:font-name="Arial" fo:font-size="10pt" officeooo:rsid="00140bd0" officeooo:paragraph-rsid="00140bd0" style:font-size-asian="10pt" style:font-size-complex="10pt"/>
    </style:style>
    <style:style style:name="P4" style:family="paragraph" style:parent-style-name="Standard">
      <style:text-properties style:font-name="Arial" fo:font-size="10pt" officeooo:rsid="0010e8eb" officeooo:paragraph-rsid="0010e8eb" style:font-size-asian="10pt" style:font-size-complex="10pt"/>
    </style:style>
    <style:style style:name="P5" style:family="paragraph" style:parent-style-name="Standard">
      <style:text-properties style:font-name="Arial" fo:font-size="10pt" officeooo:rsid="00153fcd" officeooo:paragraph-rsid="00153fcd" style:font-size-asian="10pt" style:font-size-complex="10pt"/>
    </style:style>
    <style:style style:name="P6" style:family="paragraph" style:parent-style-name="Standard" style:list-style-name="L1">
      <style:text-properties style:font-name="Arial" fo:font-size="10pt" officeooo:rsid="00153fcd" officeooo:paragraph-rsid="00153fcd" style:font-size-asian="10pt" style:font-size-complex="10pt"/>
    </style:style>
    <style:style style:name="P7" style:family="paragraph" style:parent-style-name="Standard" style:list-style-name="L2">
      <style:text-properties style:font-name="Arial" fo:font-size="10pt" officeooo:rsid="00153fcd" officeooo:paragraph-rsid="00153fcd" style:font-size-asian="10pt" style:font-size-complex="10pt"/>
    </style:style>
    <style:style style:name="P8" style:family="paragraph" style:parent-style-name="Standard">
      <style:text-properties style:font-name="Arial" fo:font-size="10pt" officeooo:rsid="00140bd0" officeooo:paragraph-rsid="00140bd0" style:font-size-asian="10pt" style:font-size-complex="10pt"/>
    </style:style>
    <style:style style:name="T1" style:family="text">
      <style:text-properties officeooo:rsid="00153fc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Модуль 6</text:p>
      <text:p text:style-name="P2">Ajax в Rails, тестирование Ajax</text:p>
      <text:p text:style-name="P2">Ajax работает так: после загрузки страницы браузер через js в фоне делает запрос на сервер, сервер возвращает некий ответ (это может быть html, json, js, xml, и т.д.), мы обрабатываем этот ответ джаваскриптом, <text:span text:style-name="T1">обычно мы обновляем часть текущей страницы. Э</text:span>тим достигается эффект, что у нас что-то обновляется на странице без перезагрузки. Ajax расшифровывается как асинхронный js и xml. <text:span text:style-name="T1">К</text:span>огда его придумали, он так и работал (2005-6г). Тогда xml был стандартом обмена данными между программными компонентами. Аббревиатура прижлась, но теперь обмен происходит и через другие форматы:</text:p>
      <text:p text:style-name="P5">AJA*</text:p>
      <text:list xml:id="list8025589270352199907" text:style-name="L2">
        <text:list-item>
          <text:p text:style-name="P7">AJAX – сервер возвращает XML</text:p>
        </text:list-item>
        <text:list-item>
          <text:p text:style-name="P7">AJAH – сервер возвращает HTML</text:p>
        </text:list-item>
        <text:list-item>
          <text:p text:style-name="P7">AJAJ – сервер возвращает JavaScript</text:p>
        </text:list-item>
        <text:list-item>
          <text:p text:style-name="P7">AJAJSON – сервер возвращает JSON</text:p>
        </text:list-item>
      </text:list>
      <text:p text:style-name="P2"/>
      <text:p text:style-name="P3">В Rails у нас есть способ реализовать функциональность через Ajax с помощью AJAJ (JS).</text:p>
      <text:p text:style-name="P3"/>
      <text:p text:style-name="P5">AJAX the Rails Way:</text:p>
      <text:list xml:id="list2214712419693503113" text:style-name="L1">
        <text:list-item>
          <text:p text:style-name="P6">AJAJ – async Js and js</text:p>
        </text:list-item>
        <text:list-item>
          <text:p text:style-name="P6">AJAX-версии хелперов form_for и link_to:</text:p>
        </text:list-item>
        <text:list-item>
          <text:p text:style-name="P6">опция remote: true</text:p>
        </text:list-item>
        <text:list-item>
          <text:p text:style-name="P6">сервер возвращает исполняемый js</text:p>
        </text:list-item>
        <text:list-item>
          <text:p text:style-name="P6">можно реализовать любую схему AJA*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22:45:25.843725080</meta:creation-date>
    <dc:date>2017-06-18T16:47:43.991065924</dc:date>
    <meta:editing-duration>PT18M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58" meta:character-count="1008" meta:non-whitespace-character-count="869"/>
  </office:meta>
</office:document-meta>
</file>